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automatic-styles>
    <style:style style:name="Table3" style:family="table">
      <style:table-properties style:width="9.1729in" fo:margin-left="-0.0785in" fo:margin-top="0in" fo:margin-bottom="0in" table:align="left" fo:background-color="#000000" style:writing-mode="lr-tb">
        <style:background-image/>
      </style:table-properties>
    </style:style>
    <style:style style:name="Table3.A" style:family="table-column">
      <style:table-column-properties style:column-width="9.1729in"/>
    </style:style>
    <style:style style:name="Table3.1" style:family="table-row">
      <style:table-row-properties style:min-row-height="0.6424in" fo:keep-together="auto"/>
    </style:style>
    <style:style style:name="Table3.A1" style:family="table-cell">
      <style:table-cell-properties fo:background-color="#000000" fo:padding-left="0.0785in" fo:padding-right="0.075in" fo:padding-top="0in" fo:padding-bottom="0in" fo:border="0.5pt solid #00000a">
        <style:background-image/>
      </style:table-cell-properties>
    </style:style>
    <style:style style:name="Table4" style:family="table">
      <style:table-properties style:width="9.1458in" fo:margin-left="-0.0785in" fo:margin-top="0in" fo:margin-bottom="0in" table:align="left" style:writing-mode="lr-tb"/>
    </style:style>
    <style:style style:name="Table4.A" style:family="table-column">
      <style:table-column-properties style:column-width="0.8875in"/>
    </style:style>
    <style:style style:name="Table4.B" style:family="table-column">
      <style:table-column-properties style:column-width="1.05in"/>
    </style:style>
    <style:style style:name="Table4.C" style:family="table-column">
      <style:table-column-properties style:column-width="2.4493in"/>
    </style:style>
    <style:style style:name="Table4.D" style:family="table-column">
      <style:table-column-properties style:column-width="1.7021in"/>
    </style:style>
    <style:style style:name="Table4.E" style:family="table-column">
      <style:table-column-properties style:column-width="1.4653in"/>
    </style:style>
    <style:style style:name="Table4.F" style:family="table-column">
      <style:table-column-properties style:column-width="1.5917in"/>
    </style:style>
    <style:style style:name="Table4.1" style:family="table-row">
      <style:table-row-properties style:min-row-height="0.2014in" fo:keep-together="auto"/>
    </style:style>
    <style:style style:name="Table4.A1" style:family="table-cell">
      <style:table-cell-properties fo:padding-left="0.0785in" fo:padding-right="0.075in" fo:padding-top="0in" fo:padding-bottom="0in" fo:border="0.5pt solid #00000a"/>
    </style:style>
    <style:style style:name="Table4.2" style:family="table-row">
      <style:table-row-properties style:min-row-height="0.4118in" fo:keep-together="auto"/>
    </style:style>
    <style:style style:name="Table4.3" style:family="table-row">
      <style:table-row-properties style:min-row-height="0.7528in" fo:keep-together="auto"/>
    </style:style>
    <style:style style:name="Table4.4" style:family="table-row">
      <style:table-row-properties style:min-row-height="0.3681in" fo:keep-together="auto"/>
    </style:style>
    <style:style style:name="Table4.5" style:family="table-row">
      <style:table-row-properties style:min-row-height="0.4931in" fo:keep-together="auto"/>
    </style:style>
    <style:style style:name="Table4.A6"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Standard">
      <style:paragraph-properties fo:line-height="115%"/>
    </style:style>
    <style:style style:name="P2" style:family="paragraph" style:parent-style-name="Standard">
      <style:paragraph-properties fo:line-height="100%"/>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in" loext:contextual-spacing="false"/>
      <style:text-properties style:font-name="Cambria"/>
    </style:style>
    <style:style style:name="P5" style:family="paragraph" style:parent-style-name="Standard">
      <style:paragraph-properties fo:margin-top="0in" fo:margin-bottom="0in" loext:contextual-spacing="false" fo:line-height="100%"/>
      <style:text-properties fo:color="#000000" style:font-name="Cambria" fo:font-size="10.5pt" style:font-size-asian="10.5pt" style:font-name-complex="Calibri1" style:font-size-complex="10.5pt"/>
    </style:style>
    <style:style style:name="P6" style:family="paragraph" style:parent-style-name="Standard">
      <style:paragraph-properties fo:line-height="115%" fo:text-align="center" style:justify-single-word="false"/>
      <style:text-properties fo:color="#e49136" style:font-name="Cambria" fo:font-size="16pt" fo:letter-spacing="0.0102in" fo:language="en" fo:country="GB" style:letter-kerning="true" style:font-name-asian="Times New Roman1" style:font-size-asian="16pt" style:font-size-complex="12pt" style:font-style-complex="italic"/>
    </style:style>
    <style:style style:name="P7" style:family="paragraph" style:parent-style-name="Standard">
      <style:paragraph-properties fo:line-height="100%"/>
      <style:text-properties style:font-name="Cambria" fo:font-weight="bold" style:font-weight-asian="bold" style:font-weight-complex="bold"/>
    </style:style>
    <style:style style:name="P8" style:family="paragraph" style:parent-style-name="Standard">
      <style:paragraph-properties fo:line-height="100%"/>
      <style:text-properties style:font-name="Cambria"/>
    </style:style>
    <style:style style:name="P9" style:family="paragraph" style:parent-style-name="Standard">
      <style:paragraph-properties fo:line-height="100%"/>
      <style:text-properties style:font-name="Cambria" officeooo:rsid="00245139" officeooo:paragraph-rsid="00245139"/>
    </style:style>
    <style:style style:name="P10" style:family="paragraph" style:parent-style-name="Standard">
      <style:paragraph-properties fo:line-height="100%"/>
      <style:text-properties style:font-name="Cambria" officeooo:rsid="0024cbd2" officeooo:paragraph-rsid="0024cbd2"/>
    </style:style>
    <style:style style:name="P11" style:family="paragraph" style:parent-style-name="Standard">
      <style:paragraph-properties fo:line-height="100%"/>
      <style:text-properties style:font-name="Cambria" officeooo:rsid="00267c67" officeooo:paragraph-rsid="00267c67"/>
    </style:style>
    <style:style style:name="P12" style:family="paragraph" style:parent-style-name="Standard">
      <style:paragraph-properties fo:line-height="100%"/>
      <style:text-properties style:font-name="Cambria" officeooo:rsid="0026a18d" officeooo:paragraph-rsid="0026a18d"/>
    </style:style>
    <style:style style:name="P13" style:family="paragraph" style:parent-style-name="Standard">
      <style:paragraph-properties fo:line-height="100%"/>
      <style:text-properties style:font-name="Cambria" officeooo:rsid="00288499" officeooo:paragraph-rsid="00288499"/>
    </style:style>
    <style:style style:name="P14" style:family="paragraph" style:parent-style-name="Standard">
      <style:paragraph-properties fo:line-height="100%"/>
      <style:text-properties style:font-name="Cambria" officeooo:rsid="002a70a2" officeooo:paragraph-rsid="002a70a2"/>
    </style:style>
    <style:style style:name="P15" style:family="paragraph" style:parent-style-name="Standard">
      <style:paragraph-properties fo:margin-top="0in" fo:margin-bottom="0in" loext:contextual-spacing="false"/>
    </style:style>
    <style:style style:name="P16" style:family="paragraph" style:parent-style-name="Title" style:list-style-name="" style:master-page-name="Standard">
      <style:paragraph-properties style:page-number="auto"/>
    </style:style>
    <style:style style:name="T1" style:family="text">
      <style:text-properties fo:color="#00000a" fo:font-size="28pt" style:font-size-asian="28pt"/>
    </style:style>
    <style:style style:name="T2" style:family="text">
      <style:text-properties fo:color="#00000a" fo:font-size="28pt" officeooo:rsid="00225cfc" style:font-size-asian="28pt"/>
    </style:style>
    <style:style style:name="T3" style:family="text">
      <style:text-properties style:font-name="Cambria" fo:font-style="italic" fo:font-weight="bold" style:font-style-asian="italic" style:font-weight-asian="bold"/>
    </style:style>
    <style:style style:name="T4" style:family="text">
      <style:text-properties style:font-name="Cambria" fo:font-weight="bold" style:font-weight-asian="bold" style:font-weight-complex="bold"/>
    </style:style>
    <style:style style:name="T5" style:family="text">
      <style:text-properties style:font-name="Cambria" fo:language="en" fo:country="IN" fo:font-weight="bold" style:font-weight-asian="bold" style:font-weight-complex="bold"/>
    </style:style>
    <style:style style:name="T6" style:family="text">
      <style:text-properties fo:color="#000000" style:font-name="Cambria" style:font-name-asian="Calibri1" style:font-name-complex="Calibri1"/>
    </style:style>
    <style:style style:name="T7" style:family="text">
      <style:text-properties fo:color="#e49136" style:font-name="Cambria" fo:font-size="16pt" fo:letter-spacing="0.0102in" fo:language="en" fo:country="GB" fo:font-weight="bold" style:letter-kerning="true" style:font-name-asian="Times New Roman1" style:font-size-asian="16pt" style:font-weight-asian="bold" style:font-size-complex="12pt" style:font-style-complex="italic"/>
    </style:style>
    <style:style style:name="T8" style:family="text">
      <style:text-properties fo:color="#e49136" style:font-name="Cambria" fo:font-size="16pt" fo:letter-spacing="0.0102in" fo:language="en" fo:country="GB" style:letter-kerning="true" style:font-name-asian="Times New Roman1" style:font-size-asian="16pt" style:font-size-complex="12pt" style:font-style-complex="italic"/>
    </style:style>
    <style:style style:name="T9" style:family="text">
      <style:text-properties fo:font-variant="normal" fo:text-transform="none" fo:color="#000000" style:text-line-through-style="none" style:text-line-through-type="none" style:font-name="Cambria" fo:font-size="10pt" fo:font-style="italic" style:text-underline-style="none" fo:font-weight="normal" style:text-blinking="false" fo:background-color="transparent" loext:char-shading-value="0" style:font-name-asian="Calibri1" style:font-style-asian="italic" style:font-name-complex="Calibri1"/>
    </style:style>
    <style:style style:name="T10" style:family="text">
      <style:text-properties officeooo:rsid="00225cfc"/>
    </style:style>
    <style:style style:name="T11" style:family="text">
      <style:text-properties officeooo:rsid="0026a1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1">Section </text:span><text:span text:style-name="T2">4</text:span><text:span text:style-name="T1">: </text:span><text:span text:style-name="T2">Using Redux</text:span></text:h>
      <text:p text:style-name="P15"><text:span text:style-name="T3">Section Description (from the outline):</text:span><text:span text:style-name="T6"> </text:span><text:bookmark text:name="docs-internal-guid-f836e56f-5e27-5b48-ed49-3ce677b4e8cd"/><text:span text:style-name="T9">While we can implement FLUX easily enough, there are benefits to using other well known implementations. Redux is a popular library that focuses on pure functions and immutability to provide a testable, reliable, and extensible version of FLUX. In this section we’ll convert our application to use Redux and start using it to support some real world scenarios.</text:span></text:p>
      <text:p text:style-name="P4"/>
      <text:p text:style-name="Standard"/>
      <table:table table:name="Table3" table:style-name="Table3">
        <table:table-column table:style-name="Table3.A"/>
        <table:table-row table:style-name="Table3.1">
          <table:table-cell table:style-name="Table3.A1" office:value-type="string">
            <text:p text:style-name="P1"><text:span text:style-name="T7">Metadata</text:span><text:span text:style-name="T8">: Spot the problem, highlight it, and design the solution in 3 core steps </text:span></text:p>
            <text:p text:style-name="P6">(To be covered in the video)</text:p>
          </table:table-cell>
        </table:table-row>
      </table:table>
      <text:p text:style-name="P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7">Video Number</text:p>
          </table:table-cell>
          <table:table-cell table:style-name="Table4.A1" office:value-type="string">
            <text:p text:style-name="P7">Video Title</text:p>
          </table:table-cell>
          <table:table-cell table:style-name="Table4.A1" office:value-type="string">
            <text:p text:style-name="P7">Problem / Solution (Not more than 50 words)</text:p>
          </table:table-cell>
          <table:table-cell table:style-name="Table4.A1" office:value-type="string">
            <text:p text:style-name="P7">Step 1 (Not more than 10 words)</text:p>
          </table:table-cell>
          <table:table-cell table:style-name="Table4.A1" office:value-type="string">
            <text:p text:style-name="P2"><text:span text:style-name="T4">Step 2</text:span><text:span text:style-name="T5">(Not more than 10 words)</text:span></text:p>
          </table:table-cell>
          <table:table-cell table:style-name="Table4.A1" office:value-type="string">
            <text:p text:style-name="P2"><text:span text:style-name="T4">Step 3</text:span><text:span text:style-name="T5">(Not more than 10 words)</text:span></text:p>
          </table:table-cell>
        </table:table-row>
        <table:table-row table:style-name="Table4.2">
          <table:table-cell table:style-name="Table4.A1" office:value-type="string">
            <text:p text:style-name="P8"><text:span text:style-name="T10">4</text:span>.1</text:p>
          </table:table-cell>
          <table:table-cell table:style-name="Table4.A1" office:value-type="string">
            <text:p text:style-name="P9">Converting to Redux</text:p>
          </table:table-cell>
          <table:table-cell table:style-name="Table4.A1" office:value-type="string">
            <text:p text:style-name="P10">Capturing a history of state mutations can be useful for debugging or understanding customer usage. Switching to Redux enables this through the use of action types.</text:p>
          </table:table-cell>
          <table:table-cell table:style-name="Table4.A1" office:value-type="string">
            <text:p text:style-name="P10">Define reducers to create the data store.</text:p>
          </table:table-cell>
          <table:table-cell table:style-name="Table4.A1" office:value-type="string">
            <text:p text:style-name="P10">Define action creators that trigger state mutations.</text:p>
          </table:table-cell>
          <table:table-cell table:style-name="Table4.A1" office:value-type="string">
            <text:p text:style-name="P10">Bind to the view layer with the react-redux library</text:p>
          </table:table-cell>
        </table:table-row>
        <table:table-row table:style-name="Table4.3">
          <table:table-cell table:style-name="Table4.A1" office:value-type="string">
            <text:p text:style-name="P10">4.2</text:p>
          </table:table-cell>
          <table:table-cell table:style-name="Table4.A1" office:value-type="string">
            <text:p text:style-name="P10">Actions and Middleware</text:p>
          </table:table-cell>
          <table:table-cell table:style-name="Table4.A1" office:value-type="string">
            <text:p text:style-name="P10">The default behavior of the redux store might need to be enhanced to support things like asynchronous operations. Redux makes this easy by allowing custom middleware.</text:p>
          </table:table-cell>
          <table:table-cell table:style-name="Table4.A1" office:value-type="string">
            <text:p text:style-name="P10">Write middleware to print actions to the console</text:p>
          </table:table-cell>
          <table:table-cell table:style-name="Table4.A1" office:value-type="string">
            <text:p text:style-name="P10">Do what you want with the serializable action and state data.</text:p>
          </table:table-cell>
          <table:table-cell table:style-name="Table4.A1" office:value-type="string">
            <text:p text:style-name="P10">Write middleware allowing the dispatch of asynchronous actions.</text:p>
          </table:table-cell>
        </table:table-row>
        <text:soft-page-break/>
        <table:table-row table:style-name="Table4.4">
          <table:table-cell table:style-name="Table4.A1" office:value-type="string">
            <text:p text:style-name="P10">4.3</text:p>
          </table:table-cell>
          <table:table-cell table:style-name="Table4.A1" office:value-type="string">
            <text:p text:style-name="P10">Error Handling in Redux</text:p>
          </table:table-cell>
          <table:table-cell table:style-name="Table4.A1" office:value-type="string">
            <text:p text:style-name="P10">Although we have error boundaries, we also need to account for errors that happen outside of our components, like reducers and asynchronous operations. More custom middleware can be written for these scenarios.</text:p>
          </table:table-cell>
          <table:table-cell table:style-name="Table4.A1" office:value-type="string">
            <text:p text:style-name="P10">Add error handling middleware to the front of the chain.</text:p>
          </table:table-cell>
          <table:table-cell table:style-name="Table4.A1" office:value-type="string">
            <text:p text:style-name="P10">Extend async middleware to catch promise rejections during async actions.</text:p>
          </table:table-cell>
          <table:table-cell table:style-name="Table4.A1" office:value-type="string">
            <text:p text:style-name="P10">Submit errors to a reporting service and recover gracefully in the UI.</text:p>
          </table:table-cell>
        </table:table-row>
        <table:table-row table:style-name="Table4.5">
          <table:table-cell table:style-name="Table4.A1" office:value-type="string">
            <text:p text:style-name="P10">4.<text:span text:style-name="T11">4</text:span></text:p>
          </table:table-cell>
          <table:table-cell table:style-name="Table4.A1" office:value-type="string">
            <text:p text:style-name="P11">List Pagination</text:p>
          </table:table-cell>
          <table:table-cell table:style-name="Table4.A1" office:value-type="string">
            <text:p text:style-name="P11">Managing list data from an API is a concern we should manage independently. Splitting our state management into multiple reducers lets us separate our concerns so we can make room for our server data.</text:p>
          </table:table-cell>
          <table:table-cell table:style-name="Table4.A1" office:value-type="string">
            <text:p text:style-name="P11">Use combineReducers to build a store from multiple reducers.</text:p>
          </table:table-cell>
          <table:table-cell table:style-name="Table4.A1" office:value-type="string">
            <text:p text:style-name="P11">Write an async action to fetch data from an API.</text:p>
          </table:table-cell>
          <table:table-cell table:style-name="Table4.A1" office:value-type="string">
            <text:p text:style-name="P11">Execute the new action from a React component.</text:p>
          </table:table-cell>
        </table:table-row>
        <table:table-row table:style-name="Table4.5">
          <table:table-cell table:style-name="Table4.A6" office:value-type="string">
            <text:p text:style-name="P12">4.5</text:p>
          </table:table-cell>
          <table:table-cell table:style-name="Table4.A6" office:value-type="string">
            <text:p text:style-name="P12">List Pagination II</text:p>
          </table:table-cell>
          <table:table-cell table:style-name="Table4.A6" office:value-type="string">
            <text:p text:style-name="P12">Managing a list in redux means that the list data needs to be saved to the redux store. We can dispatch an action to save the data when it’s retrieved from the API, and write a component to display it.</text:p>
          </table:table-cell>
          <table:table-cell table:style-name="Table4.A6" office:value-type="string">
            <text:p text:style-name="P12">Declare initial state and reducer logic for storing the data when the action is dispatched.</text:p>
          </table:table-cell>
          <table:table-cell table:style-name="Table4.A6" office:value-type="string">
            <text:p text:style-name="P12">Add the new reducer to the redux store.</text:p>
          </table:table-cell>
          <table:table-cell table:style-name="Table4.A6" office:value-type="string">
            <text:p text:style-name="P12">Write components to connect to the redux store and display the retrieved data in a list.</text:p>
          </table:table-cell>
        </table:table-row>
        <table:table-row table:style-name="Table4.5">
          <table:table-cell table:style-name="Table4.A6" office:value-type="string">
            <text:p text:style-name="P13">4.6</text:p>
          </table:table-cell>
          <table:table-cell table:style-name="Table4.A6" office:value-type="string">
            <text:p text:style-name="P13">List Pagination III</text:p>
          </table:table-cell>
          <table:table-cell table:style-name="Table4.A6" office:value-type="string">
            <text:p text:style-name="P13">To allow users to browse pages of a list, expose controls that increment or decrement the page number in the redux store. Use React component code to detect those changes and fetch a new page of data.</text:p>
          </table:table-cell>
          <table:table-cell table:style-name="Table4.A6" office:value-type="string">
            <text:p text:style-name="P13">Write redux code for updating the current page in the store.</text:p>
          </table:table-cell>
          <table:table-cell table:style-name="Table4.A6" office:value-type="string">
            <text:p text:style-name="P13">Render components that trigger the actions for changing the page.</text:p>
          </table:table-cell>
          <table:table-cell table:style-name="Table4.A6" office:value-type="string">
            <text:p text:style-name="P13">Use a React component to watch for changes and fetch the right page of data.</text:p>
          </table:table-cell>
        </table:table-row>
        <text:soft-page-break/>
        <table:table-row table:style-name="Table4.5">
          <table:table-cell table:style-name="Table4.A6" office:value-type="string">
            <text:p text:style-name="P13">4.7</text:p>
          </table:table-cell>
          <table:table-cell table:style-name="Table4.A6" office:value-type="string">
            <text:p text:style-name="P14">Searching and Filtering</text:p>
          </table:table-cell>
          <table:table-cell table:style-name="Table4.A6" office:value-type="string">
            <text:p text:style-name="P14">We can enable searching and filtering by maintaining a collection of filters in the store, exposing inputs that change the values of those filters, and watching for those changes in order to request new results when they occur.</text:p>
          </table:table-cell>
          <table:table-cell table:style-name="Table4.A6" office:value-type="string">
            <text:p text:style-name="P14">Write redux code for managing a search query and any other filters.</text:p>
          </table:table-cell>
          <table:table-cell table:style-name="Table4.A6" office:value-type="string">
            <text:p text:style-name="P14">Expose a form to submit a new search query to the redux store.</text:p>
          </table:table-cell>
          <table:table-cell table:style-name="Table4.A6" office:value-type="string">
            <text:p text:style-name="P14">Watch for changes to the query and execute a new search from component cod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language-asian="ar" style:country-asian="SA"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List" style:family="paragraph" style:parent-style-name="Text_20_body" style:default-outline-level="" style:class="list">
      <style:text-properties style:font-name-asian="Droid Sans" style:font-family-asian="'Droid Sans'" style:font-family-generic-asian="system" style:font-pitch-asian="variable" style:language-asian="ar" style:country-asian="SA" style:font-name-complex="DejaVu Sans" style:font-family-complex="'DejaVu 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asian="Droid Sans" style:font-family-asian="'Droid Sans'" style:font-family-generic-asian="system" style:font-pitch-asian="variable" style:language-asian="ar" style:country-asian="SA" style:font-name-complex="DejaVu Sans" style:font-family-complex="'DejaVu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Encabezado_20_1" style:display-name="Encabezado 1" style:family="paragraph" style:parent-style-name="Standard" style:next-style-name="Standard" style:default-outline-level="1" style:list-style-name="">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Encabezado_20_2" style:display-name="Encabezado 2" style:family="paragraph" style:default-outline-level="2" style:list-style-name=""/>
    <style:style style:name="Encabezado_20_3" style:display-name="Encabezado 3" style:family="paragraph" style:default-outline-level="3" style:list-style-name=""/>
    <style:style style:name="Encabezado" style:family="paragraph" style:parent-style-name="Standard"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uerpo_20_de_20_texto" style:display-name="Cuerpo de texto" style:family="paragraph" style:parent-style-name="Standard" style:default-outline-level="">
      <style:paragraph-properties fo:margin-top="0in" fo:margin-bottom="0.0972in" loext:contextual-spacing="false" fo:line-height="120%"/>
    </style:style>
    <style:style style:name="Lista" style:family="paragraph" style:parent-style-name="Text_20_body" style:default-outline-level="">
      <style:text-properties style:font-name-complex="FreeSans2" style:font-family-complex="FreeSans" style:font-family-generic-complex="system" style:font-pitch-complex="variable"/>
    </style:style>
    <style:style style:name="Pie"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2" style:font-family-complex="FreeSans"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1" style:family="paragraph" style:default-outline-level="">
      <style:paragraph-properties fo:text-align="start" style:justify-single-word="false" fo:orphans="2" fo:widows="2" fo:hyphenation-ladder-count="no-limit" style:writing-mode="lr-tb"/>
      <style:text-properties fo:color="#000000" style:font-name-asian="Calibri1" style:font-family-asian="Calibri"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name-asian="Droid Sans" style:font-family-asian="'Droid Sans'"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Encabezamiento" style:family="paragraph" style:parent-style-name="Standard" style:default-outline-level="">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ie_20_de_20_página" style:display-name="Pie de página" style:family="paragraph" style:parent-style-name="Standard" style:default-outline-level="">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exto_20_preformateado" style:display-name="Texto preformateado" style:family="paragraph" style:parent-style-name="Standard" style:default-outline-level=""/>
    <style:style style:name="Cita" style:family="paragraph" style:parent-style-name="Standard" style:default-outline-level=""/>
    <style:style style:name="Título" style:family="paragraph" style:parent-style-name="Encabezado" style:default-outline-level=""/>
    <style:style style:name="Subtítulo" style:family="paragraph" style:parent-style-name="Encabezado" style:default-outline-level=""/>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name-asian="Droid Sans" style:font-family-asian="'Droid Sans'" style:font-family-generic-asian="system" style:font-pitch-asian="variable" style:font-size-asian="12pt" style:language-asian="ar" style:country-asian="SA" style:font-style-asian="italic" style:font-name-complex="font315" style:font-family-complex="font315" style:font-family-generic-complex="system" style:font-pitch-complex="variable" style:font-size-complex="12pt" style:font-style-complex="italic"/>
    </style:style>
    <style:style style:name="Comment_20_Text1" style:display-name="Comment Text1" style:family="paragraph" style:parent-style-name="Standard" style:default-outline-level="">
      <style:paragraph-properties style:line-height-at-least="0.0693in"/>
      <style:text-properties fo:font-size="10pt" style:font-name-asian="Droid Sans" style:font-family-asian="'Droid Sans'" style:font-family-generic-asian="system" style:font-pitch-asian="variable" style:font-size-asian="10pt" style:language-asian="ar" style:country-asian="SA" style:font-name-complex="font315" style:font-family-complex="font315" style:font-family-generic-complex="system" style:font-pitch-complex="variable" style:font-size-complex="10pt"/>
    </style:style>
    <style:style style:name="Comment_20_Subject1" style:display-name="Comment Subject1" style:family="paragraph" style:parent-style-name="Comment_20_Text1"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style:line-height-at-least="0.0693in" text:number-lines="false" text:line-number="0">
        <style:tab-stops>
          <style:tab-stop style:position="3.25in" style:type="center"/>
          <style:tab-stop style:position="6.5in" style:type="right"/>
        </style:tab-stops>
      </style:paragraph-properties>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style:line-height-at-least="0.0693in" text:number-lines="false" text:line-number="0">
        <style:tab-stops>
          <style:tab-stop style:position="3.25in" style:type="center"/>
          <style:tab-stop style:position="6.5in" style:type="right"/>
        </style:tab-stops>
      </style:paragraph-properties>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DejaVu Sans Mono" fo:font-family="'DejaVu Sans Mono'" style:font-family-generic="roman" style:font-pitch="variable" fo:font-size="10pt" style:font-name-asian="DejaVu Sans Mono1" style:font-family-asian="'DejaVu Sans Mono'" style:font-family-generic-asian="system" style:font-pitch-asian="variable" style:font-size-asian="10pt" style:language-asian="ar" style:country-asian="SA" style:font-name-complex="DejaVu Sans Mono1" style:font-family-complex="'DejaVu Sans Mono'" style:font-family-generic-complex="system" style:font-pitch-complex="variable" style:font-size-complex="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Part_20__5b_PACKT_5d_" style:display-name="Part [PACKT]" style:family="paragraph" style:parent-style-name="Standard" style:default-outline-level="">
      <style:paragraph-properties fo:margin-left="0.5in" fo:margin-right="0.5in" fo:margin-top="0.1252in" fo:margin-bottom="0.1252in" loext:contextual-spacing="false" fo:line-height="100%" fo:text-indent="0in" style:auto-text-indent="false"/>
      <style:text-properties style:font-name="Times New Roman" fo:font-family="'Times New Roman'" style:font-family-generic="roman" style:font-pitch="variable" fo:font-size="60pt" style:text-underline-style="solid" style:text-underline-width="auto" style:text-underline-color="font-color" fo:font-weight="bold" style:font-name-asian="Times New Roman1" style:font-family-asian="'Times New Roman'" style:font-family-generic-asian="system" style:font-pitch-asian="variable" style:font-size-asian="60pt" style:font-weight-asian="bold" style:font-name-complex="Arial1" style:font-family-complex="Arial" style:font-family-generic-complex="system" style:font-pitch-complex="variable" style:font-size-complex="12pt" style:font-weight-complex="bold"/>
    </style:style>
    <style:style style:name="Chapter_20_Title_20__5b_PACKT_5d_" style:display-name="Chapter Title [PACKT]" style:family="paragraph" style:next-style-name="Standard" style:default-outline-level="">
      <style:paragraph-properties fo:margin-top="0in" fo:margin-bottom="0.5835in" loext:contextual-spacing="false" fo:line-height="100%" fo:text-align="end" style:justify-single-word="false" fo:orphans="2" fo:widows="2" style:writing-mode="lr-tb"/>
      <style:text-properties fo:color="#000000" style:font-name="Arial" fo:font-family="Arial" style:font-family-generic="roman" style:font-pitch="variable" fo:font-size="28pt" fo:language="en" fo:country="GB" style:letter-kerning="true" style:font-name-asian="Times New Roman1" style:font-family-asian="'Times New Roman'" style:font-family-generic-asian="system" style:font-pitch-asian="variable" style:font-size-asian="28pt" style:font-name-complex="Arial1" style:font-family-complex="Arial" style:font-family-generic-complex="system" style:font-pitch-complex="variable" style:font-size-complex="16pt" style:font-weight-complex="bold"/>
    </style:style>
    <style:style style:name="Chapter_20_Number_20__5b_PACKT_5d_" style:display-name="Chapter Number [PACKT]" style:family="paragraph" style:default-outline-level="">
      <style:paragraph-properties fo:line-height="100%" fo:text-align="end" style:justify-single-word="false" fo:orphans="2" fo:widows="2" style:writing-mode="lr-tb"/>
      <style:text-properties fo:color="#000000" style:font-name="Arial" fo:font-family="Arial" style:font-family-generic="roman" style:font-pitch="variable" fo:font-size="60pt" fo:language="en" fo:country="GB" style:letter-kerning="true" style:font-name-asian="Times New Roman1" style:font-family-asian="'Times New Roman'" style:font-family-generic-asian="system" style:font-pitch-asian="variable" style:font-size-asian="60pt" style:font-name-complex="Arial1" style:font-family-complex="Arial" style:font-family-generic-complex="system" style:font-pitch-complex="variable" style:font-size-complex="16pt" style:font-weight-complex="bold"/>
    </style:style>
    <style:style style:name="Bullet_20__5b_PACKT_5d_" style:display-name="Bullet [PACKT]" style:family="paragraph" style:parent-style-name="Standard" style:default-outline-level="">
      <style:paragraph-properties fo:margin-left="0.5in" fo:margin-right="0.25in" fo:margin-top="0in" fo:margin-bottom="0.0417in" loext:contextual-spacing="false" fo:line-height="100%" fo:text-indent="0in" style:auto-text-indent="false">
        <style:tab-stops>
          <style:tab-stop style:position="0.25in"/>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text-properties fo:color="#000000" fo:font-style="italic" style:font-style-asian="italic" style:font-style-complex="italic"/>
    </style:style>
    <style:style style:name="TOC_20_Heading" style:display-name="TOC Heading" style:family="paragraph" style:parent-style-name="Heading_20_1" style:next-style-name="Standard" style:default-outline-level=""/>
    <style:style style:name="Document_20_Map" style:display-name="Document Map"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ection_20_and_20_Subsection_20_Title_7e_LT_7e_Gliederung_20_1" style:display-name="Section and Subsection Titl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Gliederung_20_2" style:display-name="Section and Subsection Title~LT~Gliederung 2" style:family="paragraph" style:parent-style-name="Section_20_and_20_Subsection_20_Title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ection_20_and_20_Subsection_20_Title_7e_LT_7e_Gliederung_20_3" style:display-name="Section and Subsection Title~LT~Gliederung 3" style:family="paragraph" style:parent-style-name="Section_20_and_20_Subsection_20_Title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ection_20_and_20_Subsection_20_Title_7e_LT_7e_Gliederung_20_4" style:display-name="Section and Subsection Title~LT~Gliederung 4" style:family="paragraph" style:parent-style-name="Section_20_and_20_Subsection_20_Titl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ection_20_and_20_Subsection_20_Title_7e_LT_7e_Gliederung_20_5" style:display-name="Section and Subsection Title~LT~Gliederung 5" style:family="paragraph" style:parent-style-name="Section_20_and_20_Subsection_20_Titl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6" style:display-name="Section and Subsection Title~LT~Gliederung 6" style:family="paragraph" style:parent-style-name="Section_20_and_20_Subsection_20_Titl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7" style:display-name="Section and Subsection Title~LT~Gliederung 7" style:family="paragraph" style:parent-style-name="Section_20_and_20_Subsection_20_Titl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8" style:display-name="Section and Subsection Title~LT~Gliederung 8" style:family="paragraph" style:parent-style-name="Section_20_and_20_Subsection_20_Titl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9" style:display-name="Section and Subsection Title~LT~Gliederung 9" style:family="paragraph" style:parent-style-name="Section_20_and_20_Subsection_20_Titl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Titel" style:display-name="Section and Subsection Title~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Untertitel" style:display-name="Section and Subsection Titl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Notizen" style:display-name="Section and Subsection 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Hintergrundobjekte" style:display-name="Section and Subsection 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and_20_Subsection_20_Title_7e_LT_7e_Hintergrund" style:display-name="Section and Subsection 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wo_20_Columns_7e_LT_7e_Gliederung_20_1" style:display-name="Title and Two Columns~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Gliederung_20_2" style:display-name="Title and Two Columns~LT~Gliederung 2" style:family="paragraph" style:parent-style-name="Title_20_and_20_Two_20_Columns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Two_20_Columns_7e_LT_7e_Gliederung_20_3" style:display-name="Title and Two Columns~LT~Gliederung 3" style:family="paragraph" style:parent-style-name="Title_20_and_20_Two_20_Columns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Two_20_Columns_7e_LT_7e_Gliederung_20_4" style:display-name="Title and Two Columns~LT~Gliederung 4" style:family="paragraph" style:parent-style-name="Title_20_and_20_Two_20_Columns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Two_20_Columns_7e_LT_7e_Gliederung_20_5" style:display-name="Title and Two Columns~LT~Gliederung 5" style:family="paragraph" style:parent-style-name="Title_20_and_20_Two_20_Columns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6" style:display-name="Title and Two Columns~LT~Gliederung 6" style:family="paragraph" style:parent-style-name="Title_20_and_20_Two_20_Columns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7" style:display-name="Title and Two Columns~LT~Gliederung 7" style:family="paragraph" style:parent-style-name="Title_20_and_20_Two_20_Columns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8" style:display-name="Title and Two Columns~LT~Gliederung 8" style:family="paragraph" style:parent-style-name="Title_20_and_20_Two_20_Columns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9" style:display-name="Title and Two Columns~LT~Gliederung 9" style:family="paragraph" style:parent-style-name="Title_20_and_20_Two_20_Columns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Titel" style:display-name="Title and Two Columns~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Untertitel" style:display-name="Title and Two Columns~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Notizen" style:display-name="Title and Two 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Hintergrundobjekte" style:display-name="Title and Two 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wo_20_Columns_7e_LT_7e_Hintergrund" style:display-name="Title and Two 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Body_7e_LT_7e_Gliederung_20_1" style:display-name="Title and Bod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Gliederung_20_2" style:display-name="Title and Body~LT~Gliederung 2" style:family="paragraph" style:parent-style-name="Title_20_and_20_Bod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Body_7e_LT_7e_Gliederung_20_3" style:display-name="Title and Body~LT~Gliederung 3" style:family="paragraph" style:parent-style-name="Title_20_and_20_Bod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Body_7e_LT_7e_Gliederung_20_4" style:display-name="Title and Body~LT~Gliederung 4" style:family="paragraph" style:parent-style-name="Title_20_and_20_Bod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Body_7e_LT_7e_Gliederung_20_5" style:display-name="Title and Body~LT~Gliederung 5" style:family="paragraph" style:parent-style-name="Title_20_and_20_Bod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6" style:display-name="Title and Body~LT~Gliederung 6" style:family="paragraph" style:parent-style-name="Title_20_and_20_Bod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7" style:display-name="Title and Body~LT~Gliederung 7" style:family="paragraph" style:parent-style-name="Title_20_and_20_Bod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8" style:display-name="Title and Body~LT~Gliederung 8" style:family="paragraph" style:parent-style-name="Title_20_and_20_Bod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9" style:display-name="Title and Body~LT~Gliederung 9" style:family="paragraph" style:parent-style-name="Title_20_and_20_Bod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Titel" style:display-name="Title and Bod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Untertitel" style:display-name="Title and Bod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Notizen" style:display-name="Title and 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Hintergrundobjekte" style:display-name="Title and 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Body_7e_LT_7e_Hintergrund" style:display-name="Title and 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_20_Point_7e_LT_7e_Gliederung_20_1" style:display-name="Main Poi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Gliederung_20_2" style:display-name="Main Point~LT~Gliederung 2" style:family="paragraph" style:parent-style-name="Main_20_Poi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Main_20_Point_7e_LT_7e_Gliederung_20_3" style:display-name="Main Point~LT~Gliederung 3" style:family="paragraph" style:parent-style-name="Main_20_Poi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Main_20_Point_7e_LT_7e_Gliederung_20_4" style:display-name="Main Point~LT~Gliederung 4" style:family="paragraph" style:parent-style-name="Main_20_Poi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Main_20_Point_7e_LT_7e_Gliederung_20_5" style:display-name="Main Point~LT~Gliederung 5" style:family="paragraph" style:parent-style-name="Main_20_Poi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6" style:display-name="Main Point~LT~Gliederung 6" style:family="paragraph" style:parent-style-name="Main_20_Poi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7" style:display-name="Main Point~LT~Gliederung 7" style:family="paragraph" style:parent-style-name="Main_20_Poi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8" style:display-name="Main Point~LT~Gliederung 8" style:family="paragraph" style:parent-style-name="Main_20_Poi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9" style:display-name="Main Point~LT~Gliederung 9" style:family="paragraph" style:parent-style-name="Main_20_Poi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Titel" style:display-name="Main Point~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Untertitel" style:display-name="Main Poi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Notizen" style:display-name="Main Poi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Hintergrundobjekte" style:display-name="Main Poi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_20_Point_7e_LT_7e_Hintergrund" style:display-name="Main Poi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g_20_Number_7e_LT_7e_Gliederung_20_1" style:display-name="Big Number~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Gliederung_20_2" style:display-name="Big Number~LT~Gliederung 2" style:family="paragraph" style:parent-style-name="Big_20_Number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ig_20_Number_7e_LT_7e_Gliederung_20_3" style:display-name="Big Number~LT~Gliederung 3" style:family="paragraph" style:parent-style-name="Big_20_Number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ig_20_Number_7e_LT_7e_Gliederung_20_4" style:display-name="Big Number~LT~Gliederung 4" style:family="paragraph" style:parent-style-name="Big_20_Number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ig_20_Number_7e_LT_7e_Gliederung_20_5" style:display-name="Big Number~LT~Gliederung 5" style:family="paragraph" style:parent-style-name="Big_20_Number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6" style:display-name="Big Number~LT~Gliederung 6" style:family="paragraph" style:parent-style-name="Big_20_Number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7" style:display-name="Big Number~LT~Gliederung 7" style:family="paragraph" style:parent-style-name="Big_20_Number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8" style:display-name="Big Number~LT~Gliederung 8" style:family="paragraph" style:parent-style-name="Big_20_Number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9" style:display-name="Big Number~LT~Gliederung 9" style:family="paragraph" style:parent-style-name="Big_20_Number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Titel" style:display-name="Big Number~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Untertitel" style:display-name="Big Numb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Notizen" style:display-name="Big Numb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Hintergrundobjekte" style:display-name="Big Numb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g_20_Number_7e_LT_7e_Hintergrund" style:display-name="Big Numb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ne_20_Column_20_Text_7e_LT_7e_Gliederung_20_1" style:display-name="One Column Tex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Gliederung_20_2" style:display-name="One Column Text~LT~Gliederung 2" style:family="paragraph" style:parent-style-name="One_20_Column_20_Tex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ne_20_Column_20_Text_7e_LT_7e_Gliederung_20_3" style:display-name="One Column Text~LT~Gliederung 3" style:family="paragraph" style:parent-style-name="One_20_Column_20_Tex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ne_20_Column_20_Text_7e_LT_7e_Gliederung_20_4" style:display-name="One Column Text~LT~Gliederung 4" style:family="paragraph" style:parent-style-name="One_20_Column_20_Tex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ne_20_Column_20_Text_7e_LT_7e_Gliederung_20_5" style:display-name="One Column Text~LT~Gliederung 5" style:family="paragraph" style:parent-style-name="One_20_Column_20_Tex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6" style:display-name="One Column Text~LT~Gliederung 6" style:family="paragraph" style:parent-style-name="One_20_Column_20_Tex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7" style:display-name="One Column Text~LT~Gliederung 7" style:family="paragraph" style:parent-style-name="One_20_Column_20_Tex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8" style:display-name="One Column Text~LT~Gliederung 8" style:family="paragraph" style:parent-style-name="One_20_Column_20_Tex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9" style:display-name="One Column Text~LT~Gliederung 9" style:family="paragraph" style:parent-style-name="One_20_Column_20_Tex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Titel" style:display-name="One Column Text~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Untertitel" style:display-name="One Column Tex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Notizen" style:display-name="One Column Tex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Hintergrundobjekte" style:display-name="One Column 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ne_20_Column_20_Text_7e_LT_7e_Hintergrund" style:display-name="One Column 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plit_20_Summary_7e_LT_7e_Gliederung_20_1" style:display-name="Split Summar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Gliederung_20_2" style:display-name="Split Summary~LT~Gliederung 2" style:family="paragraph" style:parent-style-name="Split_20_Summar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plit_20_Summary_7e_LT_7e_Gliederung_20_3" style:display-name="Split Summary~LT~Gliederung 3" style:family="paragraph" style:parent-style-name="Split_20_Summar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plit_20_Summary_7e_LT_7e_Gliederung_20_4" style:display-name="Split Summary~LT~Gliederung 4" style:family="paragraph" style:parent-style-name="Split_20_Summar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plit_20_Summary_7e_LT_7e_Gliederung_20_5" style:display-name="Split Summary~LT~Gliederung 5" style:family="paragraph" style:parent-style-name="Split_20_Summar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6" style:display-name="Split Summary~LT~Gliederung 6" style:family="paragraph" style:parent-style-name="Split_20_Summar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7" style:display-name="Split Summary~LT~Gliederung 7" style:family="paragraph" style:parent-style-name="Split_20_Summar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8" style:display-name="Split Summary~LT~Gliederung 8" style:family="paragraph" style:parent-style-name="Split_20_Summar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9" style:display-name="Split Summary~LT~Gliederung 9" style:family="paragraph" style:parent-style-name="Split_20_Summar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Titel" style:display-name="Split Summar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Untertitel" style:display-name="Split Summar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Notizen" style:display-name="Split Summar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Hintergrundobjekte" style:display-name="Split Summar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plit_20_Summary_7e_LT_7e_Hintergrund" style:display-name="Split Summar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name-asian="Droid Sans" style:font-family-asian="'Droid Sans'"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de" style:family="text" style:parent-style-name="Default_20_Paragraph_20_Font">
      <style:text-properties style:font-name="Courier New" fo:font-family="'Courier New'" style:font-family-generic="roman" style:font-pitch="variable" fo:font-weight="bold" style:font-weight-asian="bold"/>
    </style:style>
    <style:style style:name="Enlace_20_de_20_Internet" style:display-name="Enlace de Internet" style:family="text" style:parent-style-name="Default_20_Paragraph_20_Font">
      <style:text-properties fo:color="#0000ff" style:text-underline-style="solid" style:text-underline-width="auto" style:text-underline-color="font-color"/>
    </style:style>
    <style:style style:name="Heading_20_1_20_Char1" style:display-name="Heading 1 Char1" style:family="text" style:parent-style-name="Default_20_Paragraph_20_Font">
      <style:text-properties fo:color="#365f91" style:font-name="Cambria" fo:font-family="Cambria" style:font-family-generic="roman" style:font-pitch="variable" fo:font-size="14pt" fo:font-weight="bold" style:font-name-asian="Droid Sans" style:font-family-asian="'Droid Sans'" style:font-family-generic-asian="system" style:font-pitch-asian="variable" style:font-size-asian="14pt" style:language-asian="ar" style:country-asian="SA" style:font-weight-asian="bold" style:font-name-complex="font315" style:font-family-complex="font315"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mment_20_Reference1" style:display-name="Comment Reference1"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Header_20_Char1" style:display-name="Header Char1"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Footer_20_Char1" style:display-name="Footer Char1"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3in" fo:text-indent="-0.3in" fo:margin-left="0.3in"/>
        </style:list-level-properties>
        <style:text-properties fo:font-family="Symbol" style:font-charset="x-symbol"/>
      </text:list-level-style-bullet>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3in" fo:text-indent="-0.3in" fo:margin-left="0.3in"/>
        </style:list-level-properties>
        <style:text-properties fo:font-family="Symbol" style:font-charset="x-symbol"/>
      </text:list-level-style-bullet>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Tuts</meta:initial-creator>
    <meta:editing-cycles>43</meta:editing-cycles>
    <meta:creation-date>2015-05-29T08:57:00</meta:creation-date>
    <dc:date>2018-02-04T09:53:20.389760826</dc:date>
    <dc:language>en-US</dc:language>
    <meta:editing-duration>PT3H17M46S</meta:editing-duration>
    <meta:generator>LibreOffice/5.1.6.2$Linux_X86_64 LibreOffice_project/10m0$Build-2</meta:generator>
    <meta:document-statistic meta:table-count="2" meta:image-count="0" meta:object-count="0" meta:page-count="3" meta:paragraph-count="52" meta:word-count="602" meta:character-count="3510" meta:non-whitespace-character-count="29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